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000000400C9E03128F4F187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175cm" svg:y="0cm" svg:width="18.831cm" svg:height="19.673cm" draw:z-index="0"><draw:image xlink:href="Pictures/100000010000057000000400C9E03128F4F187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08:55.828621838</meta:creation-date>
    <dc:date>2023-11-21T15:09:52.248975935</dc:date>
    <meta:editing-duration>PT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